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3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4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5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6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7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8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9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0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1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2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4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5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6" style:family="paragraph" style:parent-style-name="Standard">
      <style:text-properties officeooo:rsid="0012cc43" officeooo:paragraph-rsid="0012cc43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18" style:family="paragraph" style:parent-style-name="Standard">
      <style:text-properties officeooo:rsid="0012d2c5" officeooo:paragraph-rsid="0012d2c5"/>
    </style:style>
    <style:style style:name="P19" style:family="paragraph" style:parent-style-name="Standard">
      <style:text-properties officeooo:rsid="0013bf23" officeooo:paragraph-rsid="0013bf23"/>
    </style:style>
    <style:style style:name="P20" style:family="paragraph" style:parent-style-name="Standard">
      <style:text-properties officeooo:rsid="00156433" officeooo:paragraph-rsid="00156433"/>
    </style:style>
    <style:style style:name="P21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2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3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4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5" style:family="paragraph" style:parent-style-name="Standard">
      <style:text-properties officeooo:rsid="00179ee4" officeooo:paragraph-rsid="00179ee4"/>
    </style:style>
    <style:style style:name="P26" style:family="paragraph" style:parent-style-name="Standard">
      <style:text-properties officeooo:rsid="0017e00a" officeooo:paragraph-rsid="0017e00a"/>
    </style:style>
    <style:style style:name="P27" style:family="paragraph" style:parent-style-name="Standard">
      <style:text-properties officeooo:rsid="0017e00a" officeooo:paragraph-rsid="0031f1eb"/>
    </style:style>
    <style:style style:name="P28" style:family="paragraph" style:parent-style-name="Standard">
      <style:text-properties officeooo:rsid="00191fb2" officeooo:paragraph-rsid="00191fb2"/>
    </style:style>
    <style:style style:name="P29" style:family="paragraph" style:parent-style-name="Standard">
      <style:text-properties officeooo:rsid="001922aa" officeooo:paragraph-rsid="001922aa"/>
    </style:style>
    <style:style style:name="P30" style:family="paragraph" style:parent-style-name="Standard">
      <style:text-properties officeooo:rsid="0019ba33" officeooo:paragraph-rsid="0019ba33"/>
    </style:style>
    <style:style style:name="P31" style:family="paragraph" style:parent-style-name="Standard">
      <style:text-properties officeooo:rsid="001b6e86" officeooo:paragraph-rsid="001b6e86"/>
    </style:style>
    <style:style style:name="P32" style:family="paragraph" style:parent-style-name="Standard">
      <style:text-properties officeooo:rsid="001c5d71" officeooo:paragraph-rsid="0031f1eb"/>
    </style:style>
    <style:style style:name="P33" style:family="paragraph" style:parent-style-name="Standard">
      <style:text-properties officeooo:rsid="001c5d71" officeooo:paragraph-rsid="0012cc43"/>
    </style:style>
    <style:style style:name="P34" style:family="paragraph" style:parent-style-name="Standard">
      <style:text-properties officeooo:rsid="001e520e" officeooo:paragraph-rsid="0019ba33"/>
    </style:style>
    <style:style style:name="P35" style:family="paragraph" style:parent-style-name="Standard">
      <style:text-properties officeooo:rsid="001e520e" officeooo:paragraph-rsid="002bb009"/>
    </style:style>
    <style:style style:name="P36" style:family="paragraph" style:parent-style-name="Standard">
      <style:text-properties officeooo:rsid="00217afc" officeooo:paragraph-rsid="00217afc"/>
    </style:style>
    <style:style style:name="P37" style:family="paragraph" style:parent-style-name="Standard">
      <style:text-properties officeooo:rsid="00236b91" officeooo:paragraph-rsid="00236b91"/>
    </style:style>
    <style:style style:name="P38" style:family="paragraph" style:parent-style-name="Standard">
      <style:text-properties officeooo:rsid="00259d37" officeooo:paragraph-rsid="00259d37"/>
    </style:style>
    <style:style style:name="P39" style:family="paragraph" style:parent-style-name="Standard">
      <style:text-properties officeooo:rsid="00259d37" officeooo:paragraph-rsid="00637580"/>
    </style:style>
    <style:style style:name="P40" style:family="paragraph" style:parent-style-name="Standard">
      <style:text-properties officeooo:rsid="002824d0" officeooo:paragraph-rsid="002824d0"/>
    </style:style>
    <style:style style:name="P41" style:family="paragraph" style:parent-style-name="Standard">
      <style:text-properties officeooo:rsid="00283e1b" officeooo:paragraph-rsid="00283e1b"/>
    </style:style>
    <style:style style:name="P42" style:family="paragraph" style:parent-style-name="Standard">
      <style:text-properties officeooo:rsid="002c1f3b" officeooo:paragraph-rsid="002c1f3b"/>
    </style:style>
    <style:style style:name="P43" style:family="paragraph" style:parent-style-name="Standard">
      <style:text-properties officeooo:rsid="002cd626" officeooo:paragraph-rsid="002e58c8"/>
    </style:style>
    <style:style style:name="P44" style:family="paragraph" style:parent-style-name="Standard">
      <style:text-properties officeooo:rsid="002e58c8" officeooo:paragraph-rsid="002e58c8"/>
    </style:style>
    <style:style style:name="P45" style:family="paragraph" style:parent-style-name="Standard">
      <style:text-properties officeooo:rsid="0031f1eb" officeooo:paragraph-rsid="0031f1eb"/>
    </style:style>
    <style:style style:name="P46" style:family="paragraph" style:parent-style-name="Standard">
      <style:text-properties officeooo:rsid="00344adc" officeooo:paragraph-rsid="00344adc"/>
    </style:style>
    <style:style style:name="P47" style:family="paragraph" style:parent-style-name="Standard">
      <style:text-properties officeooo:rsid="00377725" officeooo:paragraph-rsid="00377725"/>
    </style:style>
    <style:style style:name="P48" style:family="paragraph" style:parent-style-name="Standard">
      <style:text-properties officeooo:rsid="0037c7fc" officeooo:paragraph-rsid="0037c7fc"/>
    </style:style>
    <style:style style:name="P49" style:family="paragraph" style:parent-style-name="Standard">
      <style:text-properties officeooo:rsid="0039a40b" officeooo:paragraph-rsid="0039a40b"/>
    </style:style>
    <style:style style:name="P50" style:family="paragraph" style:parent-style-name="Standard">
      <style:text-properties officeooo:rsid="003b3913" officeooo:paragraph-rsid="003b3913"/>
    </style:style>
    <style:style style:name="P51" style:family="paragraph" style:parent-style-name="Standard">
      <style:text-properties officeooo:rsid="003d21ce" officeooo:paragraph-rsid="003d21ce"/>
    </style:style>
    <style:style style:name="P52" style:family="paragraph" style:parent-style-name="Standard">
      <style:text-properties officeooo:rsid="0040237e" officeooo:paragraph-rsid="0040237e"/>
    </style:style>
    <style:style style:name="P53" style:family="paragraph" style:parent-style-name="Standard">
      <style:text-properties officeooo:rsid="0040f750" officeooo:paragraph-rsid="0040f750"/>
    </style:style>
    <style:style style:name="P54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5" style:family="paragraph" style:parent-style-name="Standard">
      <style:text-properties officeooo:rsid="0041e698" officeooo:paragraph-rsid="0041e698"/>
    </style:style>
    <style:style style:name="P56" style:family="paragraph" style:parent-style-name="Standard">
      <style:text-properties officeooo:rsid="0047f8b5" officeooo:paragraph-rsid="0047f8b5"/>
    </style:style>
    <style:style style:name="P57" style:family="paragraph" style:parent-style-name="Standard">
      <style:text-properties officeooo:rsid="004942fb" officeooo:paragraph-rsid="004942fb"/>
    </style:style>
    <style:style style:name="P58" style:family="paragraph" style:parent-style-name="Standard">
      <style:text-properties officeooo:rsid="004c9936" officeooo:paragraph-rsid="004c9936"/>
    </style:style>
    <style:style style:name="P59" style:family="paragraph" style:parent-style-name="Standard">
      <style:text-properties officeooo:rsid="0052eee4" officeooo:paragraph-rsid="0052eee4"/>
    </style:style>
    <style:style style:name="P60" style:family="paragraph" style:parent-style-name="Standard">
      <style:text-properties officeooo:rsid="0056e635" officeooo:paragraph-rsid="0056e635"/>
    </style:style>
    <style:style style:name="P61" style:family="paragraph" style:parent-style-name="Standard">
      <style:text-properties officeooo:rsid="00580712" officeooo:paragraph-rsid="00580712"/>
    </style:style>
    <style:style style:name="P62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3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4" style:family="paragraph" style:parent-style-name="Standard">
      <style:text-properties officeooo:rsid="0058a13f" officeooo:paragraph-rsid="0058a13f"/>
    </style:style>
    <style:style style:name="P65" style:family="paragraph" style:parent-style-name="Standard">
      <style:text-properties officeooo:rsid="0058a13f" officeooo:paragraph-rsid="00259d37"/>
    </style:style>
    <style:style style:name="P66" style:family="paragraph" style:parent-style-name="Standard">
      <style:text-properties officeooo:rsid="0058a13f" officeooo:paragraph-rsid="00637580"/>
    </style:style>
    <style:style style:name="P67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8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69" style:family="paragraph" style:parent-style-name="Standard">
      <style:text-properties officeooo:rsid="00666d9b" officeooo:paragraph-rsid="00666d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fo:font-weight="bold" officeooo:rsid="0064170c" style:font-weight-asian="bold" style:font-weight-complex="bold"/>
    </style:style>
    <style:style style:name="T4" style:family="text">
      <style:text-properties officeooo:rsid="0015b23e"/>
    </style:style>
    <style:style style:name="T5" style:family="text">
      <style:text-properties officeooo:rsid="001c6e6d"/>
    </style:style>
    <style:style style:name="T6" style:family="text">
      <style:text-properties officeooo:rsid="001fbb7f"/>
    </style:style>
    <style:style style:name="T7" style:family="text">
      <style:text-properties officeooo:rsid="001fc157"/>
    </style:style>
    <style:style style:name="T8" style:family="text">
      <style:text-properties officeooo:rsid="00236b91"/>
    </style:style>
    <style:style style:name="T9" style:family="text">
      <style:text-properties fo:color="#2a6099" loext:opacity="100%" fo:font-style="italic" style:font-style-asian="italic" style:font-style-complex="italic"/>
    </style:style>
    <style:style style:name="T10" style:family="text">
      <style:text-properties officeooo:rsid="0023cfa8"/>
    </style:style>
    <style:style style:name="T11" style:family="text">
      <style:text-properties officeooo:rsid="002733e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3758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officeooo:rsid="00637580" style:font-weight-asian="normal" style:font-weight-complex="normal"/>
    </style:style>
    <style:style style:name="T17" style:family="text">
      <style:text-properties officeooo:rsid="002a274a"/>
    </style:style>
    <style:style style:name="T18" style:family="text">
      <style:text-properties officeooo:rsid="002bb009"/>
    </style:style>
    <style:style style:name="T19" style:family="text">
      <style:text-properties officeooo:rsid="00346f21"/>
    </style:style>
    <style:style style:name="T20" style:family="text">
      <style:text-properties officeooo:rsid="00363ff6"/>
    </style:style>
    <style:style style:name="T21" style:family="text">
      <style:text-properties officeooo:rsid="003e8573"/>
    </style:style>
    <style:style style:name="T22" style:family="text">
      <style:text-properties officeooo:rsid="0042fdbc"/>
    </style:style>
    <style:style style:name="T23" style:family="text">
      <style:text-properties officeooo:rsid="0045ab24"/>
    </style:style>
    <style:style style:name="T24" style:family="text">
      <style:text-properties officeooo:rsid="004658f2"/>
    </style:style>
    <style:style style:name="T25" style:family="text">
      <style:text-properties officeooo:rsid="004c9936"/>
    </style:style>
    <style:style style:name="T26" style:family="text">
      <style:text-properties officeooo:rsid="004e0dad"/>
    </style:style>
    <style:style style:name="T27" style:family="text">
      <style:text-properties officeooo:rsid="0054e71b"/>
    </style:style>
    <style:style style:name="T28" style:family="text">
      <style:text-properties officeooo:rsid="005be2ea"/>
    </style:style>
    <style:style style:name="T29" style:family="text">
      <style:text-properties officeooo:rsid="005dd08a"/>
    </style:style>
    <style:style style:name="T30" style:family="text">
      <style:text-properties officeooo:rsid="0061c956"/>
    </style:style>
    <style:style style:name="T31" style:family="text">
      <style:text-properties style:text-underline-style="none" fo:font-weight="normal" officeooo:rsid="00637580" style:font-weight-asian="normal" style:font-weight-complex="normal"/>
    </style:style>
    <style:style style:name="T32" style:family="text">
      <style:text-properties officeooo:rsid="006417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7">Synthese Pharo</text:p>
      <text:p text:style-name="P16"/>
      <text:p text:style-name="P16"/>
      <text:p text:style-name="MyTitre">Inclus en synthese</text:p>
      <text:p text:style-name="P69"/>
      <text:p text:style-name="P69">Week1 sans les vidéos pour l'instant</text:p>
      <text:p text:style-name="P16"/>
      <text:p text:style-name="MyTitre">Important</text:p>
      <text:p text:style-name="P20"/>
      <text:p text:style-name="P39"><text:span text:style-name="T31">&gt; </text:span><text:span text:style-name="T13">ATTENTION</text:span><text:span text:style-name="T11">, </text:span>Avec "..." l'on écrit un commentaire, et non une chaine de caractère<text:span text:style-name="T20">. Il faut utiliser '...' plutôt</text:span></text:p>
      <text:p text:style-name="P39"/>
      <text:p text:style-name="P66"><text:span text:style-name="T31">&gt; </text:span><text:span text:style-name="T12">ATTENTION</text:span>, <text:span text:style-name="T30">une méthode ou l'on n'écrit pas de return va retourner self. Je suppose que cela a été fait pour permettre l'utilisation de la cascade.</text:span></text:p>
      <text:p text:style-name="P20"/>
      <text:p text:style-name="P46"><text:span text:style-name="T19">&gt; </text:span><text:span text:style-name="T15">ATTENTION</text:span><text:span text:style-name="T32"> </text:span>L'on utilise "=" dans les conditions et non "==". L'on va donc utiliser ":=" pour assigner une valeur.</text:p>
      <text:p text:style-name="P46"/>
      <text:p text:style-name="P20"><text:span text:style-name="T19">&gt; </text:span>Toujours sauver avec Pharo &gt; Save</text:p>
      <text:p text:style-name="P20"/>
      <text:p text:style-name="P25"><text:span text:style-name="T19">&gt; </text:span>Le Playground permet de faire des commandes comme importer un projet depuis Gitlab.</text:p>
      <text:p text:style-name="P25"/>
      <text:p text:style-name="P65"/>
      <text:p text:style-name="P16"/>
      <text:p text:style-name="P1">Fenetres</text:p>
      <text:p text:style-name="P19"/>
      <text:p text:style-name="P20"/>
      <text:p text:style-name="P20">L'on accede au playground<text:span text:style-name="T4"> pour taper mes commandes avec Browse &gt; Playground</text:span></text:p>
      <text:p text:style-name="P33"/>
      <text:p text:style-name="P26"/>
      <text:p text:style-name="MyTitre">Types</text:p>
      <text:p text:style-name="P28"/>
      <text:p text:style-name="P29"/>
      <text:p text:style-name="P30">Typage dynamique.</text:p>
      <text:p text:style-name="P30">On trouve les objets suivants<text:span text:style-name="T6">.</text:span></text:p>
      <text:p text:style-name="P30"/>
      <text:p text:style-name="P40"><text:span text:style-name="T12">ATTENTION</text:span>, avec "..." l'on écrit un commentaire, et non une chaine de caractère</text:p>
      <text:p text:style-name="P40"/>
      <text:p text:style-name="P64"/>
      <text:p text:style-name="P34"/>
      <text:p text:style-name="P30">'Hello World'</text:p>
      <text:p text:style-name="P31">5</text:p>
      <text:p text:style-name="P43">true / false</text:p>
      <text:p text:style-name="P41">$c <text:s text:c="2"/>: Un caractère<text:span text:style-name="T17">. Ceux ci s'écrivent avec $</text:span></text:p>
      <text:p text:style-name="P35">nil <text:span text:style-name="T18">:</text:span> equivalent de NULL</text:p>
      <text:p text:style-name="P42">#(12 23 36) : Un tableau, et il n'y a pas de virgules</text:p>
      <text:p text:style-name="P44">10@20 : Un objet point</text:p>
      <text:p text:style-name="P44"><text:soft-page-break/></text:p>
      <text:p text:style-name="P44"/>
      <text:p text:style-name="P44"/>
      <text:p text:style-name="MyTitre">Fonction<text:span text:style-name="T25">s importantes</text:span></text:p>
      <text:p text:style-name="P28"/>
      <text:p text:style-name="P13">Affichage</text:p>
      <text:p text:style-name="P58"><text:s text:c="4"/>Transcript &lt;&lt; i</text:p>
      <text:p text:style-name="P28"/>
      <text:p text:style-name="P2">Concaténation</text:p>
      <text:p text:style-name="P28"><text:span text:style-name="T7"><text:s text:c="5"/></text:span>'Pharo', ' is Cool'</text:p>
      <text:p text:style-name="P28"/>
      <text:p text:style-name="P28"/>
      <text:p text:style-name="P28"/>
      <text:p text:style-name="MyTitre">Syntaxe</text:p>
      <text:p text:style-name="P36"/>
      <text:p text:style-name="P36"/>
      <text:p text:style-name="P27">- Tous les attributs sont protected</text:p>
      <text:p text:style-name="P27">- Toutes les méthodes sont public</text:p>
      <text:p text:style-name="P45"><text:line-break/><text:span text:style-name="T1">"new" instanciation de classe sans paramètre:</text:span></text:p>
      <text:p text:style-name="P32">Monster new</text:p>
      <text:p text:style-name="P32"/>
      <text:p text:style-name="P4">"new:" instanciation de classe avec paramètre:</text:p>
      <text:p text:style-name="P32">Array new:6<text:span text:style-name="T5"> </text:span></text:p>
      <text:p text:style-name="P32"/>
      <text:p text:style-name="P12">Fin de ligne ".":</text:p>
      <text:p text:style-name="P56"><text:s text:c="4"/>L'on fini une ligne d'instruction par "."</text:p>
      <text:p text:style-name="P32"/>
      <text:p text:style-name="P11">Cascade ";": </text:p>
      <text:p text:style-name="P55"><text:s text:c="3"/>L'on utilise ";" pour déclarer une cascade, et envoyer tous les arguments au même receiver</text:p>
      <text:p text:style-name="P55">sans répeter le receiver. Voir la partie "Message précédence"<text:span text:style-name="T22"> pour voir un peu la syntaxe, et ce qu'est le receiver.</text:span><text:span text:style-name="T23"> A</text:span><text:span text:style-name="T24">TTENTION</text:span><text:span text:style-name="T23">, comme ";" fait une liaison, on ne le retrouvera pas à la fin de l'instruction</text:span><text:span text:style-name="T24">.</text:span></text:p>
      <text:p text:style-name="P55"/>
      <text:p text:style-name="P21">ZnClient new</text:p>
      <text:p text:style-name="P21">url: 'https://en.wikipedia.org/w/index.php';</text:p>
      <text:p text:style-name="P21">queryAt: 'title' put: 'Pharo';</text:p>
      <text:p text:style-name="P21">queryAt: 'action' put: 'edit';</text:p>
      <text:p text:style-name="P21">get</text:p>
      <text:p text:style-name="P32"/>
      <text:p text:style-name="P5">Declarer une variable temporaire:</text:p>
      <text:p text:style-name="P46">|x|</text:p>
      <text:p text:style-name="P46"/>
      <text:p text:style-name="P6">Assignation:</text:p>
      <text:p text:style-name="P47">x := 6</text:p>
      <text:p text:style-name="P47"/>
      <text:p text:style-name="P7">Return:</text:p>
      <text:p text:style-name="P48">^ 6</text:p>
      <text:p text:style-name="P46"><text:s text:c="5"/></text:p>
      <text:p text:style-name="P8">Block / Methodes anonymes:</text:p>
      <text:p text:style-name="P50">[:x | x <text:span text:style-name="T26">* x + 3</text:span>]</text:p>
      <text:p text:style-name="P36"/>
      <text:p text:style-name="P3"><text:soft-page-break/>Exemple d'un double appel:</text:p>
      <text:p text:style-name="P36"><text:span text:style-name="T8"><text:s text:c="6"/></text:span><text:span text:style-name="T9">'Hello World' asMorph openInWindow</text:span></text:p>
      <text:p text:style-name="P37"><text:s text:c="6"/>Sur la string 'Hello World' l'on appelle la fonction <text:span text:style-name="T10">asMorph qui renvoit une instance d'objet. Et sur cet objet l'on appel openInWindows.</text:span></text:p>
      <text:p text:style-name="P37"/>
      <text:p text:style-name="P37"/>
      <text:p text:style-name="MyTitre">Message précédence:</text:p>
      <text:p text:style-name="P49"/>
      <text:p text:style-name="P54">(Message) &gt; Unary &gt; Binary &gt; Keyword</text:p>
      <text:p text:style-name="P53"/>
      <text:p text:style-name="P53">L'on execute les parenthése, avant d'executer les unary, avant d'executer ...</text:p>
      <text:p text:style-name="P49"/>
      <text:p text:style-name="P9">Unary <text:span text:style-name="T21">(Message </text:span>sans arguments):</text:p>
      <text:p text:style-name="P52"><text:s text:c="5"/>receiver selector</text:p>
      <text:p text:style-name="P51"><text:s text:c="5"/>Date today</text:p>
      <text:p text:style-name="P18"/>
      <text:p text:style-name="P51"><text:span text:style-name="T1">Binary</text:span><text:span text:style-name="T2">(Message 1 argument):</text:span></text:p>
      <text:p text:style-name="P67"><text:s text:c="4"/>receiver selector argument</text:p>
      <text:p text:style-name="P67"><text:s text:c="4"/>1<text:span text:style-name="T28"> </text:span>+<text:span text:style-name="T28"> </text:span>2</text:p>
      <text:p text:style-name="P68"><text:s text:c="4"/>1+2</text:p>
      <text:p text:style-name="P68"><text:s text:c="4"/><text:span text:style-name="T29">x &gt; 5</text:span></text:p>
      <text:p text:style-name="P52"><text:s text:c="4"/>3@4</text:p>
      <text:p text:style-name="P52"/>
      <text:p text:style-name="P10">Keyword message:</text:p>
      <text:p text:style-name="P52"><text:s text:c="4"/>receiver key1: arg1 key2: arg2</text:p>
      <text:p text:style-name="P52"><text:s text:c="4"/>tower x: 10 y: 20 </text:p>
      <text:p text:style-name="P52"/>
      <text:p text:style-name="MyTitre">Structures de Controles:</text:p>
      <text:p text:style-name="P57"/>
      <text:p text:style-name="P57"/>
      <text:p text:style-name="P59"><text:span text:style-name="T1">IfTrue / ifFalse:</text:span></text:p>
      <text:p text:style-name="P57"/>
      <text:p text:style-name="P22">factorial</text:p>
      <text:p text:style-name="P22"><text:span text:style-name="T27"><text:s text:c="4"/></text:span>"Answer the factorial of the receiver."</text:p>
      <text:p text:style-name="P22"/>
      <text:p text:style-name="P22"><text:span text:style-name="T27"><text:s text:c="4"/></text:span>self = 0 ifTrue: [ ^ 1 ].</text:p>
      <text:p text:style-name="P22"><text:span text:style-name="T27"><text:s text:c="4"/></text:span>self &gt; 0 ifTrue: [ ^ self * (self − 1) factorial ].</text:p>
      <text:p text:style-name="P22"><text:span text:style-name="T27"><text:s text:c="4"/></text:span>self error: 'Not valid for negative integers'</text:p>
      <text:p text:style-name="P57"/>
      <text:p text:style-name="P57"/>
      <text:p text:style-name="P14">For ... range:</text:p>
      <text:p text:style-name="P60"/>
      <text:p text:style-name="P23">1 to: 3 do: [ :i | Transcript &lt;&lt; i ]</text:p>
      <text:p text:style-name="P62">&gt; 1</text:p>
      <text:p text:style-name="P62">&gt; 2</text:p>
      <text:p text:style-name="P62">&gt; 3</text:p>
      <text:p text:style-name="P60"/>
      <text:p text:style-name="P15">For each:</text:p>
      <text:p text:style-name="P61"/>
      <text:p text:style-name="P24">#(1 2 −4 −86)</text:p>
      <text:p text:style-name="P24">do: [ :each | Transcript show: each abs printString ; cr ]</text:p>
      <text:p text:style-name="P63">&gt; 1</text:p>
      <text:p text:style-name="P63"><text:soft-page-break/>&gt; 2</text:p>
      <text:p text:style-name="P63">&gt; 4</text:p>
      <text:p text:style-name="P63">&gt; 86</text:p>
      <text:p text:style-name="P61"/>
      <text:p text:style-name="P61"/>
      <text:p text:style-name="P60"/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15T15:25:57.946000000</dc:date>
    <meta:editing-duration>PT58M26S</meta:editing-duration>
    <meta:editing-cycles>88</meta:editing-cycles>
    <meta:document-statistic meta:table-count="0" meta:image-count="0" meta:object-count="0" meta:page-count="4" meta:paragraph-count="90" meta:word-count="481" meta:character-count="2784" meta:non-whitespace-character-count="2299"/>
  </office:meta>
</office:document-meta>
</file>